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200000002000309F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ffffff"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none" draw:stroke-dash="Dash_20_1" svg:stroke-width="0cm" svg:stroke-color="#808080" draw:marker-start="" draw:marker-start-width="0.35cm" draw:marker-start-center="false" draw:marker-end="Arrow" draw:marker-end-width="0.45cm" draw:marker-end-center="false" svg:stroke-opacity="100%" draw:stroke-linejoin="round" draw:fill="solid" draw:fill-color="#994701"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 style:family="graphic" style:parent-style-name="standard">
      <style:graphic-properties draw:stroke="none" draw:stroke-dash="Dash_20_1" svg:stroke-width="0cm" svg:stroke-color="#808080" draw:marker-start="" draw:marker-start-width="0.35cm" draw:marker-start-center="false" draw:marker-end="Arrow" draw:marker-end-width="0.45cm" draw:marker-end-center="false" svg:stroke-opacity="100%" draw:stroke-linejoin="round" draw:fill="solid" draw:fill-color="#994701"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1cm" dr3d:backface-culling="enabled" dr3d:close-front="true" dr3d:close-back="true" dr3d:normals-kind="object" dr3d:normals-direction="inverse" dr3d:texture-generation-mode-x="parallel" dr3d:texture-generation-mode-y="parallel" dr3d:texture-filter="enabled" dr3d:diffuse-color="#00b8ff" dr3d:emissive-color="#151600" dr3d:specular-color="#ffff99" dr3d:shininess="75%" dr3d:shadow="hidden"/>
    </style:style>
    <style:style style:name="gr5" style:family="graphic" style:parent-style-name="standard">
      <style:graphic-properties draw:stroke="none" draw:stroke-dash="Dash_20_1" svg:stroke-width="0cm" svg:stroke-color="#808080" draw:marker-start="" draw:marker-start-width="0.35cm" draw:marker-start-center="false" draw:marker-end="Arrow" draw:marker-end-width="0.45cm" draw:marker-end-center="false" svg:stroke-opacity="100%" draw:stroke-linejoin="round" draw:fill="solid"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 style:family="graphic" style:parent-style-name="standard">
      <style:graphic-properties draw:stroke="none" draw:stroke-dash="Dash_20_1" svg:stroke-width="0cm" svg:stroke-color="#808080" draw:marker-start="" draw:marker-start-width="0.35cm" draw:marker-start-center="false" draw:marker-end="Arrow" draw:marker-end-width="0.45cm" draw:marker-end-center="false" svg:stroke-opacity="100%" draw:stroke-linejoin="round" draw:fill="solid" draw:fill-color="#ffff00"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stroke-dash="Dash_20_1" svg:stroke-width="0cm" svg:stroke-color="#808080" draw:marker-start="" draw:marker-start-width="0.35cm" draw:marker-start-center="false" draw:marker-end="Arrow" draw:marker-end-width="0.45cm" draw:marker-end-center="false" svg:stroke-opacity="100%" draw:stroke-linejoin="round" draw:fill="solid" draw:fill-color="#579d1c"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 style:family="graphic" style:parent-style-name="standard">
      <style:graphic-properties draw:stroke="none" draw:stroke-dash="Dash_20_1" svg:stroke-width="0cm" svg:stroke-color="#808080" draw:marker-start="" draw:marker-start-width="0.35cm" draw:marker-start-center="false" draw:marker-end="Arrow" draw:marker-end-width="0.45cm" draw:marker-end-center="false" svg:stroke-opacity="100%" draw:stroke-linejoin="round" draw:fill="solid" draw:fill-color="#579d1c" draw:secondary-fill-color="#cfe7e5" draw:fill-gradient-name="Gradient_20_7"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2" style:family="graphic" style:parent-style-name="standard">
      <style:graphic-properties draw:stroke="none" svg:stroke-color="#000000" draw:fill="none" draw:fill-color="#ffffff" draw:textarea-horizontal-align="left" draw:auto-grow-height="true" draw:auto-grow-width="false" fo:min-height="2.85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P1" style:family="paragraph">
      <style:text-properties fo:font-size="15pt" style:font-size-asian="15pt" style:font-size-complex="15pt"/>
    </style:style>
    <style:style style:name="P2" style:family="paragraph">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Predeterminado">
        <dr3d:scene draw:style-name="gr1" svg:width="8.828cm" svg:height="4.445cm" svg:x="5.8cm" svg:y="13cm" dr3d:transform="matrix (1 0 0 0 0.939692620785931 0.342020143325607 0 -0.342020143325607 0.939692620785931 -10.0005cm 13.4786915324695cm 3.90232287522903cm)" dr3d:vrp="(0 0 24750)" dr3d:vpn="(0 0 22860)" dr3d:projection="perspective" dr3d:distance="1.89cm" dr3d:focal-length="10cm" dr3d:shadow-slant="0" dr3d:shade-mode="flat" dr3d:ambient-color="#666666" dr3d:lighting-mode="false">
          <dr3d:light dr3d:diffuse-color="#cccccc" dr3d:direction="(-2.29372807240441E-017 1 5.67717619732005E-01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dr3d:transform="matrix (0.999678263643732 0.0241262771074395 0.00782891762545768 0.00437397277863395 0.140059231441104 -0.990133465776373 -0.0249847465543071 0.989849147315403 0.13990864161496 0.0863292347065203cm -13.0838764241506cm -13.2295214058058cm)" svg:viewBox="6000 -18001 8001 8001" svg:d="m10000-10000 419-20 404-59 388-96 371-131 351-165 329-197 307-226 282-256 255-281 226-307 197-329 165-351 131-371 96-388 59-404 20-419-20-419-59-404-96-388-131-371-165-351-197-329-226-307-255-282-282-255-307-226-329-197-351-165-371-131-388-96-404-59-419-20-419 20-404 59-388 96-371 131-351 165-329 197-307 226-281 255-256 282-226 307-197 329-165 351-131 371-96 388-59 404-20 419 20 419 59 404 96 388 131 371 165 351 197 329 226 307 256 281 281 256 307 226 329 197 351 165 371 131 388 96 404 59zm-3581 20zm8001-8001z"/>
        </dr3d:scene>
        <dr3d:scene draw:style-name="gr3" svg:width="5.185cm" svg:height="5.563cm" svg:x="9.438cm" svg:y="9.844cm" dr3d:transform="matrix (1 0 0 0 0.939692620785931 0.342020143325607 0 -0.342020143325607 0.939692620785931 -13.7cm 11.9719757871548cm 3.94720230058967cm)" dr3d:vrp="(0 0 2198.57142857143)" dr3d:vpn="(0 0 1428.57142857143)" dr3d:projection="perspective" dr3d:distance="0.77cm" dr3d:focal-length="10cm" dr3d:shadow-slant="0"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dr3d:transform="matrix (0.825090577983088 -0.85299926343226 -1.57849721224956 -0.119347407788245 0.453644227604246 -0.395824237347188 0.856818725188063 0.171273412457782 0.36694701716392 0.464480349930605cm 5.14100370442121cm 16.9884761863387cm)" svg:viewBox="13475 -14900 450 4600" svg:d="m13650-14900v3925h-175l225 675 225-675h-175v-3925h-50z"/>
        </dr3d:scene>
        <dr3d:scene draw:style-name="gr5" svg:width="4.759cm" svg:height="6.133cm" svg:x="9.826cm" svg:y="11.073cm" dr3d:transform="matrix (0.994446350101412 -0.0311572124983112 0.100527035564166 -0.0253331874084425 0.856225088178435 0.515981422136071 -0.102150312704919 -0.515662512194912 0.850680602300959 -12.3724670492371cm 13.2044892148941cm 5.63401008073469cm)" dr3d:vrp="(0 0 12631.4285714286)" dr3d:vpn="(0 0 11431.4285714286)" dr3d:projection="perspective" dr3d:distance="1.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dr3d:transform="matrix (0.984888708631526 0.113388933902638 0.130906102741258 -0.0654799548994985 0.775563871677432 -0.175084141381725 -0.159152160871621 0.317469291780384 0.921352115985816 -0.645674260707463cm -4.22386236328988cm -4.15745903594278cm)" svg:viewBox="12100 -15622 2045 4022" svg:d="m14055-15622-1698 3396-156-78-101 704 503-503-156-78 1698-3397-45-22z"/>
          <dr3d:extrude draw:style-name="gr7" draw:layer="layout" dr3d:transform="matrix (0.95934898561563 0.144515246962595 0.242414659609527 -0.146686296503744 0.989140572231389 -0.00916835774595481 -0.241107142607345 -0.0267632539329982 0.970129410966724 -1.53113288172169cm -1.30391692256754cm -3.30850234954093cm)" svg:viewBox="10100 -17600 4022 2045" svg:d="m14122-15645-3396-1698 78-156-704-101 503 503 78-156 3397 1698 22-45z"/>
        </dr3d:scene>
        <draw:frame draw:style-name="gr8" draw:layer="layout" svg:width="0.642cm" svg:height="0.962cm" svg:x="13.7cm" svg:y="12.6cm">
          <draw:text-box>
            <text:p>i</text:p>
          </draw:text-box>
        </draw:frame>
        <draw:frame draw:style-name="gr8" draw:layer="layout" svg:width="0.642cm" svg:height="0.962cm" svg:x="10.958cm" svg:y="14.838cm">
          <draw:text-box>
            <text:p>j</text:p>
          </draw:text-box>
        </draw:frame>
        <draw:frame draw:style-name="gr8" draw:layer="layout" svg:width="0.82cm" svg:height="0.962cm" svg:x="11.3cm" svg:y="10.6cm">
          <draw:text-box>
            <text:p>k</text:p>
          </draw:text-box>
        </draw:frame>
        <draw:frame draw:style-name="gr8" draw:text-style-name="P1" draw:layer="layout" svg:width="0.798cm" svg:height="0.839cm" svg:x="11.602cm" svg:y="10.761cm">
          <draw:text-box>
            <text:p><text:span text:style-name="T1">q</text:span></text:p>
          </draw:text-box>
        </draw:frame>
        <draw:frame draw:style-name="gr9" draw:text-style-name="P1" draw:layer="layout" svg:width="0.798cm" svg:height="0.839cm" svg:x="13.8cm" svg:y="12.8cm">
          <draw:text-box>
            <text:p><text:span text:style-name="T1">q</text:span></text:p>
          </draw:text-box>
        </draw:frame>
        <draw:frame draw:style-name="gr10" draw:text-style-name="P1" draw:layer="layout" svg:width="0.798cm" svg:height="0.839cm" svg:x="11.102cm" svg:y="15.1cm">
          <draw:text-box>
            <text:p><text:span text:style-name="T1">q</text:span></text:p>
          </draw:text-box>
        </draw:frame>
        <dr3d:scene draw:style-name="gr11" svg:width="3.089cm" svg:height="5.289cm" svg:x="7.65cm" svg:y="12.48cm" dr3d:transform="matrix (0.796348016364977 -0.574116003540364 -0.19031723860547 0.593730329906144 0.802043185926845 0.0648923975351604 0.115386880454892 -0.164674048918343 0.979575584338305 -1.08338020062412cm 19.1311155725907cm 2.73777617324291cm)" dr3d:vrp="(0 0 12631.4285714286)" dr3d:vpn="(0 0 11431.4285714286)" dr3d:projection="perspective" dr3d:distance="1.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96590222477773 0.168739651213449 0.196366550812011 -0.142591282700959 0.979755352648162 -0.14052464216272 -0.216103258344588 0.107732906141253 0.970408678169791 5.90711999174182cm 3.61564758186982cm -3.82511628459402cm)" svg:viewBox="10100 -17600 4022 2045" svg:d="m14122-15645-3396-1698 78-156-704-101 503 503 78-156 3397 1698 22-45z"/>
        </dr3d:scene>
        <dr3d:scene draw:style-name="gr3" svg:width="6.802cm" svg:height="2.358cm" svg:x="5.7cm" svg:y="13.242cm" dr3d:transform="matrix (0.379939403399273 0.146508447829825 0.913335274945129 -0.588770926470655 0.79984277954135 0.116620427706573 -0.713438747116732 -0.582053951734778 0.390151703036699 -12.2965535053859cm 8.5952557507325cm -10.7500585260511cm)" dr3d:vrp="(0 0 2198.57142857143)" dr3d:vpn="(0 0 1428.57142857143)" dr3d:projection="perspective" dr3d:distance="0.77cm" dr3d:focal-length="10cm" dr3d:shadow-slant="0"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dr3d:transform="matrix (0.825090577983088 -0.85299926343226 -1.57849721224956 -0.119347407788245 0.453644227604246 -0.395824237347188 0.856818725188063 0.171273412457782 0.36694701716392 0.464480349930605cm 5.14100370442121cm 16.9884761863387cm)" svg:viewBox="13475 -14900 450 4600" svg:d="m13650-14900v3925h-175l225 675 225-675h-175v-3925h-50z"/>
        </dr3d:scene>
        <draw:frame draw:style-name="gr9" draw:text-style-name="P1" draw:layer="layout" svg:width="0.798cm" svg:height="0.839cm" svg:x="13.8cm" svg:y="12.801cm">
          <draw:text-box>
            <text:p><text:span text:style-name="T1">q</text:span></text:p>
          </draw:text-box>
        </draw:frame>
        <draw:frame draw:style-name="gr12" draw:text-style-name="P2" draw:layer="layout" svg:width="0.798cm" svg:height="3.106cm" svg:x="7.202cm" svg:y="14.7cm">
          <draw:text-box>
            <text:p><text:span text:style-name="T2">1</text:span></text:p>
          </draw:text-box>
        </draw:frame>
        <draw:frame draw:style-name="gr8" draw:layer="layout" svg:width="0.642cm" svg:height="0.962cm" svg:x="9.458cm" svg:y="12.938cm">
          <draw:text-box>
            <text:p>i</text:p>
          </draw:text-box>
        </draw:frame>
        <draw:frame draw:style-name="gr13" draw:layer="layout" svg:width="0.642cm" svg:height="0.962cm" svg:x="7.058cm" svg:y="14.4cm">
          <draw:text-box>
            <text:p>j</text:p>
          </draw:text-box>
        </draw:frame>
        <draw:frame draw:style-name="gr9" draw:text-style-name="P2" draw:layer="layout" svg:width="0.798cm" svg:height="0.806cm" svg:x="9.602cm" svg:y="13.094cm">
          <draw:text-box>
            <text:p><text:span text:style-name="T2">1</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UY"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 </meta:initial-creator>
    <meta:creation-date>2012-05-20T10:35:08</meta:creation-date>
    <dc:date>2012-05-26T14:59:10</dc:date>
    <dc:creator>Mat </dc:creator>
    <meta:editing-duration>PT15M51S</meta:editing-duration>
    <meta:editing-cycles>3</meta:editing-cycles>
    <meta:generator>LibreOffice/3.4$Unix LibreOffice_project/340m1$Build-402</meta:generator>
    <meta:document-statistic meta:object-count="22"/>
  </office:meta>
</office:document-meta>
</file>